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5.9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_regions-brut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gion_on_GISAI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lpes Maritimes</text:p>
          </table:table-cell>
          <table:table-cell office:value-type="string" calcext:value-type="string">
            <text:p>Provence-Alpes-Côte d'Azur</text:p>
          </table:table-cell>
          <table:table-cell/>
        </table:table-row>
        <table:table-row table:style-name="ro1">
          <table:table-cell office:value-type="string" calcext:value-type="string">
            <text:p>Alsace</text:p>
          </table:table-cell>
          <table:table-cell office:value-type="string" calcext:value-type="string">
            <text:p>Grand Est</text:p>
          </table:table-cell>
          <table:table-cell/>
        </table:table-row>
        <table:table-row table:style-name="ro1">
          <table:table-cell office:value-type="string" calcext:value-type="string">
            <text:p>Aquitaine</text:p>
          </table:table-cell>
          <table:table-cell office:value-type="string" calcext:value-type="string">
            <text:p>Nouvelle-Aquitaine</text:p>
          </table:table-cell>
          <table:table-cell/>
        </table:table-row>
        <table:table-row table:style-name="ro1">
          <table:table-cell office:value-type="string" calcext:value-type="string">
            <text:p>Ariege</text:p>
          </table:table-cell>
          <table:table-cell office:value-type="string" calcext:value-type="string">
            <text:p>Occitanie</text:p>
          </table:table-cell>
          <table:table-cell/>
        </table:table-row>
        <table:table-row table:style-name="ro1">
          <table:table-cell office:value-type="string" calcext:value-type="string">
            <text:p>Aude</text:p>
          </table:table-cell>
          <table:table-cell office:value-type="string" calcext:value-type="string">
            <text:p>Occitanie</text:p>
          </table:table-cell>
          <table:table-cell/>
        </table:table-row>
        <table:table-row table:style-name="ro1">
          <table:table-cell office:value-type="string" calcext:value-type="string">
            <text:p>Auvergne</text:p>
          </table:table-cell>
          <table:table-cell office:value-type="string" calcext:value-type="string">
            <text:p>Auvergne-Rhône-Alpes</text:p>
          </table:table-cell>
          <table:table-cell/>
        </table:table-row>
        <table:table-row table:style-name="ro1">
          <table:table-cell office:value-type="string" calcext:value-type="string">
            <text:p>Auvergne-Rhone-Alpes</text:p>
          </table:table-cell>
          <table:table-cell office:value-type="string" calcext:value-type="string">
            <text:p>Auvergne-Rhône-Alpes</text:p>
          </table:table-cell>
          <table:table-cell/>
        </table:table-row>
        <table:table-row table:style-name="ro1">
          <table:table-cell office:value-type="string" calcext:value-type="string">
            <text:p>Aveyron</text:p>
          </table:table-cell>
          <table:table-cell office:value-type="string" calcext:value-type="string">
            <text:p>Occitanie</text:p>
          </table:table-cell>
          <table:table-cell/>
        </table:table-row>
        <table:table-row table:style-name="ro1">
          <table:table-cell office:value-type="string" calcext:value-type="string">
            <text:p>Basse Normandie</text:p>
          </table:table-cell>
          <table:table-cell office:value-type="string" calcext:value-type="string">
            <text:p>Normandie</text:p>
          </table:table-cell>
          <table:table-cell/>
        </table:table-row>
        <table:table-row table:style-name="ro1">
          <table:table-cell office:value-type="string" calcext:value-type="string">
            <text:p>Bourgogne</text:p>
          </table:table-cell>
          <table:table-cell office:value-type="string" calcext:value-type="string">
            <text:p>Bourgogne-Franche-Comté</text:p>
          </table:table-cell>
          <table:table-cell/>
        </table:table-row>
        <table:table-row table:style-name="ro1">
          <table:table-cell office:value-type="string" calcext:value-type="string">
            <text:p>Bourgogne-Franche-Comte</text:p>
          </table:table-cell>
          <table:table-cell office:value-type="string" calcext:value-type="string">
            <text:p>Bourgogne-Franche-Comté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ourgogne-Franche-Comté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tagne</text:p>
          </table:table-cell>
          <table:table-cell/>
        </table:table-row>
        <table:table-row table:style-name="ro1">
          <table:table-cell office:value-type="string" calcext:value-type="string">
            <text:p>Centre</text:p>
          </table:table-cell>
          <table:table-cell office:value-type="string" calcext:value-type="string">
            <text:p>Centre-Val de Loire</text:p>
          </table:table-cell>
          <table:table-cell/>
        </table:table-row>
        <table:table-row table:style-name="ro1">
          <table:table-cell office:value-type="string" calcext:value-type="string">
            <text:p>Centre Val de Loire</text:p>
          </table:table-cell>
          <table:table-cell office:value-type="string" calcext:value-type="string">
            <text:p>Centre-Val de Loire</text:p>
          </table:table-cell>
          <table:table-cell/>
        </table:table-row>
        <table:table-row table:style-name="ro1">
          <table:table-cell office:value-type="string" calcext:value-type="string">
            <text:p>Centre Val De Loire</text:p>
          </table:table-cell>
          <table:table-cell office:value-type="string" calcext:value-type="string">
            <text:p>Centre-Val de Loire</text:p>
          </table:table-cell>
          <table:table-cell/>
        </table:table-row>
        <table:table-row table:style-name="ro1">
          <table:table-cell office:value-type="string" calcext:value-type="string">
            <text:p>Centre val de Loire</text:p>
          </table:table-cell>
          <table:table-cell office:value-type="string" calcext:value-type="string">
            <text:p>Centre-Val de Lo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ntre-Val de Loire</text:p>
          </table:table-cell>
          <table:table-cell/>
        </table:table-row>
        <table:table-row table:style-name="ro1">
          <table:table-cell office:value-type="string" calcext:value-type="string">
            <text:p>Champagne-Ardenne</text:p>
          </table:table-cell>
          <table:table-cell office:value-type="string" calcext:value-type="string">
            <text:p>Grand Es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rse</text:p>
          </table:table-cell>
          <table:table-cell/>
        </table:table-row>
        <table:table-row table:style-name="ro1">
          <table:table-cell office:value-type="string" calcext:value-type="string">
            <text:p>Côte d'Azur</text:p>
          </table:table-cell>
          <table:table-cell office:value-type="string" calcext:value-type="string">
            <text:p>Provence-Alpes-Côte d'Azur</text:p>
          </table:table-cell>
          <table:table-cell/>
        </table:table-row>
        <table:table-row table:style-name="ro1">
          <table:table-cell office:value-type="string" calcext:value-type="string">
            <text:p>Gers</text:p>
          </table:table-cell>
          <table:table-cell office:value-type="string" calcext:value-type="string">
            <text:p>Occitani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and Est</text:p>
          </table:table-cell>
          <table:table-cell/>
        </table:table-row>
        <table:table-row table:style-name="ro1">
          <table:table-cell office:value-type="string" calcext:value-type="string">
            <text:p>Grand-Est</text:p>
          </table:table-cell>
          <table:table-cell office:value-type="string" calcext:value-type="string">
            <text:p>Grand Est</text:p>
          </table:table-cell>
          <table:table-cell/>
        </table:table-row>
        <table:table-row table:style-name="ro1">
          <table:table-cell office:value-type="string" calcext:value-type="string">
            <text:p>Grenoble</text:p>
          </table:table-cell>
          <table:table-cell office:value-type="string" calcext:value-type="string">
            <text:p>Auvergne-Rhône-Alpes</text:p>
          </table:table-cell>
          <table:table-cell/>
        </table:table-row>
        <table:table-row table:style-name="ro1">
          <table:table-cell office:value-type="string" calcext:value-type="string">
            <text:p>Guya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t mainland France. Should read South America / Guyane</text:p>
          </table:table-cell>
        </table:table-row>
        <table:table-row table:style-name="ro1">
          <table:table-cell office:value-type="string" calcext:value-type="string">
            <text:p>Haut-Rhin</text:p>
          </table:table-cell>
          <table:table-cell office:value-type="string" calcext:value-type="string">
            <text:p>Grand Est</text:p>
          </table:table-cell>
          <table:table-cell/>
        </table:table-row>
        <table:table-row table:style-name="ro1">
          <table:table-cell office:value-type="string" calcext:value-type="string">
            <text:p>Haute-Garonne</text:p>
          </table:table-cell>
          <table:table-cell office:value-type="string" calcext:value-type="string">
            <text:p>Occitanie</text:p>
          </table:table-cell>
          <table:table-cell/>
        </table:table-row>
        <table:table-row table:style-name="ro1">
          <table:table-cell office:value-type="string" calcext:value-type="string">
            <text:p>Haute-Normandie</text:p>
          </table:table-cell>
          <table:table-cell office:value-type="string" calcext:value-type="string">
            <text:p>Normandie</text:p>
          </table:table-cell>
          <table:table-cell/>
        </table:table-row>
        <table:table-row table:style-name="ro1">
          <table:table-cell office:value-type="string" calcext:value-type="string">
            <text:p>Hautes-Pyrenees</text:p>
          </table:table-cell>
          <table:table-cell office:value-type="string" calcext:value-type="string">
            <text:p>Occitanie</text:p>
          </table:table-cell>
          <table:table-cell/>
        </table:table-row>
        <table:table-row table:style-name="ro1">
          <table:table-cell office:value-type="string" calcext:value-type="string">
            <text:p>Hauts De France</text:p>
          </table:table-cell>
          <table:table-cell office:value-type="string" calcext:value-type="string">
            <text:p>Hauts-de-France</text:p>
          </table:table-cell>
          <table:table-cell/>
        </table:table-row>
        <table:table-row table:style-name="ro1">
          <table:table-cell office:value-type="string" calcext:value-type="string">
            <text:p>Hauts de France</text:p>
          </table:table-cell>
          <table:table-cell office:value-type="string" calcext:value-type="string">
            <text:p>Hauts-de-Franc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uts-de-France</text:p>
          </table:table-cell>
          <table:table-cell/>
        </table:table-row>
        <table:table-row table:style-name="ro1">
          <table:table-cell office:value-type="string" calcext:value-type="string">
            <text:p>Ile de France</text:p>
          </table:table-cell>
          <table:table-cell office:value-type="string" calcext:value-type="string">
            <text:p>Île-de-France</text:p>
          </table:table-cell>
          <table:table-cell/>
        </table:table-row>
        <table:table-row table:style-name="ro1">
          <table:table-cell office:value-type="string" calcext:value-type="string">
            <text:p>Ile De France</text:p>
          </table:table-cell>
          <table:table-cell office:value-type="string" calcext:value-type="string">
            <text:p>Île-de-France</text:p>
          </table:table-cell>
          <table:table-cell/>
        </table:table-row>
        <table:table-row table:style-name="ro1">
          <table:table-cell office:value-type="string" calcext:value-type="string">
            <text:p>Ile-de-France</text:p>
          </table:table-cell>
          <table:table-cell office:value-type="string" calcext:value-type="string">
            <text:p>Île-de-Franc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Île-de-France</text:p>
          </table:table-cell>
          <table:table-cell/>
        </table:table-row>
        <table:table-row table:style-name="ro1">
          <table:table-cell office:value-type="string" calcext:value-type="string">
            <text:p>Lorraine</text:p>
          </table:table-cell>
          <table:table-cell office:value-type="string" calcext:value-type="string">
            <text:p>Grand Est</text:p>
          </table:table-cell>
          <table:table-cell/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Occitanie</text:p>
          </table:table-cell>
          <table:table-cell/>
        </table:table-row>
        <table:table-row table:style-name="ro1">
          <table:table-cell office:value-type="string" calcext:value-type="string">
            <text:p>Lot-et-Garonne</text:p>
          </table:table-cell>
          <table:table-cell office:value-type="string" calcext:value-type="string">
            <text:p>Nouvelle-Aquitaine</text:p>
          </table:table-cell>
          <table:table-cell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Provence-Alpes-Côte d'Azur</text:p>
          </table:table-cell>
          <table:table-cell/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Grand Est</text:p>
          </table:table-cell>
          <table:table-cell/>
        </table:table-row>
        <table:table-row table:style-name="ro1">
          <table:table-cell office:value-type="string" calcext:value-type="string">
            <text:p>Nice</text:p>
          </table:table-cell>
          <table:table-cell office:value-type="string" calcext:value-type="string">
            <text:p>Provence-Alpes-Côte d'Azur</text:p>
          </table:table-cell>
          <table:table-cell/>
        </table:table-row>
        <table:table-row table:style-name="ro1">
          <table:table-cell office:value-type="string" calcext:value-type="string">
            <text:p>Nord Pas De Calais</text:p>
          </table:table-cell>
          <table:table-cell office:value-type="string" calcext:value-type="string">
            <text:p>Hauts-de-France</text:p>
          </table:table-cell>
          <table:table-cell/>
        </table:table-row>
        <table:table-row table:style-name="ro1">
          <table:table-cell office:value-type="string" calcext:value-type="string">
            <text:p>Nord Pas de Calais</text:p>
          </table:table-cell>
          <table:table-cell office:value-type="string" calcext:value-type="string">
            <text:p>Hauts-de-France</text:p>
          </table:table-cell>
          <table:table-cell/>
        </table:table-row>
        <table:table-row table:style-name="ro1">
          <table:table-cell office:value-type="string" calcext:value-type="string">
            <text:p>Nord_Pas_de_Calais</text:p>
          </table:table-cell>
          <table:table-cell office:value-type="string" calcext:value-type="string">
            <text:p>Hauts-de-Franc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mandie</text:p>
          </table:table-cell>
          <table:table-cell/>
        </table:table-row>
        <table:table-row table:style-name="ro1">
          <table:table-cell office:value-type="string" calcext:value-type="string">
            <text:p>Normandy</text:p>
          </table:table-cell>
          <table:table-cell office:value-type="string" calcext:value-type="string">
            <text:p>Normandi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uvelle-Aquita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citanie</text:p>
          </table:table-cell>
          <table:table-cell/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Provence-Alpes-Côte d'Azu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ys de la Loire</text:p>
          </table:table-cell>
          <table:table-cell/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string" calcext:value-type="string">
            <text:p>Pays de la Loire</text:p>
          </table:table-cell>
          <table:table-cell/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string" calcext:value-type="string">
            <text:p>Pays de la Loire</text:p>
          </table:table-cell>
          <table:table-cell/>
        </table:table-row>
        <table:table-row table:style-name="ro1">
          <table:table-cell office:value-type="string" calcext:value-type="string">
            <text:p>Pays de Loire</text:p>
          </table:table-cell>
          <table:table-cell office:value-type="string" calcext:value-type="string">
            <text:p>Pays de la Loire</text:p>
          </table:table-cell>
          <table:table-cell/>
        </table:table-row>
        <table:table-row table:style-name="ro1">
          <table:table-cell office:value-type="string" calcext:value-type="string">
            <text:p>Pays_de_Loire</text:p>
          </table:table-cell>
          <table:table-cell office:value-type="string" calcext:value-type="string">
            <text:p>Pays de la Loire</text:p>
          </table:table-cell>
          <table:table-cell/>
        </table:table-row>
        <table:table-row table:style-name="ro1">
          <table:table-cell office:value-type="string" calcext:value-type="string">
            <text:p>Pays-de-la-Loire</text:p>
          </table:table-cell>
          <table:table-cell office:value-type="string" calcext:value-type="string">
            <text:p>Pays de la Loire</text:p>
          </table:table-cell>
          <table:table-cell/>
        </table:table-row>
        <table:table-row table:style-name="ro1">
          <table:table-cell office:value-type="string" calcext:value-type="string">
            <text:p>Picardie</text:p>
          </table:table-cell>
          <table:table-cell office:value-type="string" calcext:value-type="string">
            <text:p>Hauts-de-France</text:p>
          </table:table-cell>
          <table:table-cell/>
        </table:table-row>
        <table:table-row table:style-name="ro1">
          <table:table-cell office:value-type="string" calcext:value-type="string">
            <text:p>Poitou Charentes</text:p>
          </table:table-cell>
          <table:table-cell office:value-type="string" calcext:value-type="string">
            <text:p>Nouvelle-Aquitaine</text:p>
          </table:table-cell>
          <table:table-cell/>
        </table:table-row>
        <table:table-row table:style-name="ro1">
          <table:table-cell office:value-type="string" calcext:value-type="string">
            <text:p>Provence Alpes Cote Azur</text:p>
          </table:table-cell>
          <table:table-cell office:value-type="string" calcext:value-type="string">
            <text:p>Provence-Alpes-Côte d'Azur</text:p>
          </table:table-cell>
          <table:table-cell/>
        </table:table-row>
        <table:table-row table:style-name="ro1">
          <table:table-cell office:value-type="string" calcext:value-type="string">
            <text:p>Provence Alpes Côte d'Azur</text:p>
          </table:table-cell>
          <table:table-cell office:value-type="string" calcext:value-type="string">
            <text:p>Provence-Alpes-Côte d'Azur</text:p>
          </table:table-cell>
          <table:table-cell/>
        </table:table-row>
        <table:table-row table:style-name="ro1">
          <table:table-cell office:value-type="string" calcext:value-type="string">
            <text:p>Provence-Alpes-Cote d'Azur</text:p>
          </table:table-cell>
          <table:table-cell office:value-type="string" calcext:value-type="string">
            <text:p>Provence-Alpes-Côte d'Azu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vence-Alpes-Côte d'Azur</text:p>
          </table:table-cell>
          <table:table-cell/>
        </table:table-row>
        <table:table-row table:style-name="ro1">
          <table:table-cell office:value-type="string" calcext:value-type="string">
            <text:p>Provence-alpes-cote-d'azur</text:p>
          </table:table-cell>
          <table:table-cell office:value-type="string" calcext:value-type="string">
            <text:p>Provence-Alpes-Côte d'Azur</text:p>
          </table:table-cell>
          <table:table-cell/>
        </table:table-row>
        <table:table-row table:style-name="ro1">
          <table:table-cell office:value-type="string" calcext:value-type="string">
            <text:p>Provence-Alpes-Cote-d'Azur</text:p>
          </table:table-cell>
          <table:table-cell office:value-type="string" calcext:value-type="string">
            <text:p>Provence-Alpes-Côte d'Azur</text:p>
          </table:table-cell>
          <table:table-cell/>
        </table:table-row>
        <table:table-row table:style-name="ro1">
          <table:table-cell office:value-type="string" calcext:value-type="string">
            <text:p>Pyrenees-Orientales</text:p>
          </table:table-cell>
          <table:table-cell office:value-type="string" calcext:value-type="string">
            <text:p>Occitanie</text:p>
          </table:table-cell>
          <table:table-cell/>
        </table:table-row>
        <table:table-row table:style-name="ro1">
          <table:table-cell office:value-type="string" calcext:value-type="string">
            <text:p>Rhone Alpes</text:p>
          </table:table-cell>
          <table:table-cell office:value-type="string" calcext:value-type="string">
            <text:p>Auvergne-Rhône-Alpes</text:p>
          </table:table-cell>
          <table:table-cell/>
        </table:table-row>
        <table:table-row table:style-name="ro1">
          <table:table-cell office:value-type="string" calcext:value-type="string">
            <text:p>Tarn</text:p>
          </table:table-cell>
          <table:table-cell office:value-type="string" calcext:value-type="string">
            <text:p>Occitanie</text:p>
          </table:table-cell>
          <table:table-cell/>
        </table:table-row>
        <table:table-row table:style-name="ro1">
          <table:table-cell office:value-type="string" calcext:value-type="string">
            <text:p>Tarn-et-Garonne</text:p>
          </table:table-cell>
          <table:table-cell office:value-type="string" calcext:value-type="string">
            <text:p>Occitanie</text:p>
          </table:table-cell>
          <table:table-cell/>
        </table:table-row>
        <table:table-row table:style-name="ro1">
          <table:table-cell office:value-type="string" calcext:value-type="string">
            <text:p>Val d'Oise</text:p>
          </table:table-cell>
          <table:table-cell office:value-type="string" calcext:value-type="string">
            <text:p>Île-de-France</text:p>
          </table:table-cell>
          <table:table-cell/>
        </table:table-row>
      </table:table>
      <table:table table:name="Official name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de_region</text:p>
          </table:table-cell>
          <table:table-cell office:value-type="string" calcext:value-type="string">
            <text:p>nom_r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ya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 Réun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ot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Île-de-Fran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e-Val de Loir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urgogne-Franche-Comté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rmandi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uts-de-Fr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retag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ccitani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uvergne-Rhône-Alp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vence-Alpes-Côte d'Az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rse</text:p>
          </table:table-cell>
        </table:table-row>
      </table:table>
      <table:table table:name="correspondance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uveau Code</text:p>
          </table:table-cell>
          <table:table-cell office:value-type="string" calcext:value-type="string">
            <text:p>Nouveau Nom</text:p>
          </table:table-cell>
          <table:table-cell office:value-type="string" calcext:value-type="string">
            <text:p>Anciens Code</text:p>
          </table:table-cell>
          <table:table-cell office:value-type="string" calcext:value-type="string">
            <text:p>Anciens Nom</text:p>
          </table:table-cell>
          <table:table-cell office:value-type="string" calcext:value-type="string">
            <text:p>Nouveau nom normalisé</text:p>
          </table:table-cell>
          <table:table-cell office:value-type="string" calcext:value-type="string">
            <text:p>Ancien nom normalisé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Nom Officiel Région Majuscul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alsace</text:p>
          </table:table-cell>
          <table:table-cell office:value-type="float" office:value="236700019" calcext:value-type="float">
            <text:p>236700019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alsace</text:p>
          </table:table-cell>
          <table:table-cell office:value-type="float" office:value="200052264" calcext:value-type="float">
            <text:p>200052264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alsace</text:p>
          </table:table-cell>
          <table:table-cell office:value-type="float" office:value="235700010" calcext:value-type="float">
            <text:p>235700010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alsace</text:p>
          </table:table-cell>
          <table:table-cell office:value-type="float" office:value="235100013" calcext:value-type="float">
            <text:p>235100013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aquitaine</text:p>
          </table:table-cell>
          <table:table-cell office:value-type="float" office:value="238600019" calcext:value-type="float">
            <text:p>238600019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aquitaine</text:p>
          </table:table-cell>
          <table:table-cell office:value-type="float" office:value="238708507" calcext:value-type="float">
            <text:p>238708507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aquitaine</text:p>
          </table:table-cell>
          <table:table-cell office:value-type="float" office:value="233300011" calcext:value-type="float">
            <text:p>233300011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aquitaine</text:p>
          </table:table-cell>
          <table:table-cell office:value-type="float" office:value="200053759" calcext:value-type="float">
            <text:p>200053759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uvergne-Rhône-Alp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uvergne rhone alpes</text:p>
          </table:table-cell>
          <table:table-cell office:value-type="string" calcext:value-type="string">
            <text:p>auvergne</text:p>
          </table:table-cell>
          <table:table-cell office:value-type="float" office:value="236300018" calcext:value-type="float">
            <text:p>236300018</text:p>
          </table:table-cell>
          <table:table-cell office:value-type="string" calcext:value-type="string">
            <text:p>AUVERGNE RHONE ALP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uvergne-Rhône-Alp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uvergne rhone alpes</text:p>
          </table:table-cell>
          <table:table-cell office:value-type="string" calcext:value-type="string">
            <text:p>auvergne</text:p>
          </table:table-cell>
          <table:table-cell office:value-type="float" office:value="200053767" calcext:value-type="float">
            <text:p>200053767</text:p>
          </table:table-cell>
          <table:table-cell office:value-type="string" calcext:value-type="string">
            <text:p>AUVERGNE RHONE ALP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uvergne-Rhône-Alp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uvergne rhone alpes</text:p>
          </table:table-cell>
          <table:table-cell office:value-type="string" calcext:value-type="string">
            <text:p>auvergne</text:p>
          </table:table-cell>
          <table:table-cell office:value-type="float" office:value="236900015" calcext:value-type="float">
            <text:p>236900015</text:p>
          </table:table-cell>
          <table:table-cell office:value-type="string" calcext:value-type="string">
            <text:p>AUVERGNE RHONE AL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rmand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sse-Norma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basse normandie</text:p>
          </table:table-cell>
          <table:table-cell office:value-type="float" office:value="200053403" calcext:value-type="float">
            <text:p>200053403</text:p>
          </table:table-cell>
          <table:table-cell office:value-type="string" calcext:value-type="string">
            <text:p>NORMANDI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rmand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sse-Norma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basse normandie</text:p>
          </table:table-cell>
          <table:table-cell office:value-type="float" office:value="237600010" calcext:value-type="float">
            <text:p>237600010</text:p>
          </table:table-cell>
          <table:table-cell office:value-type="string" calcext:value-type="string">
            <text:p>NORMANDI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rmand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sse-Norma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basse normandie</text:p>
          </table:table-cell>
          <table:table-cell office:value-type="float" office:value="231400011" calcext:value-type="float">
            <text:p>231400011</text:p>
          </table:table-cell>
          <table:table-cell office:value-type="string" calcext:value-type="string">
            <text:p>NORMANDI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urgogne-Franche-Com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bourgogne franche comte</text:p>
          </table:table-cell>
          <table:table-cell office:value-type="string" calcext:value-type="string">
            <text:p>bourgogne</text:p>
          </table:table-cell>
          <table:table-cell office:value-type="float" office:value="200053726" calcext:value-type="float">
            <text:p>200053726</text:p>
          </table:table-cell>
          <table:table-cell office:value-type="string" calcext:value-type="string">
            <text:p>BOURGOGNE FRANCHE COM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urgogne-Franche-Com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bourgogne franche comte</text:p>
          </table:table-cell>
          <table:table-cell office:value-type="string" calcext:value-type="string">
            <text:p>bourgogne</text:p>
          </table:table-cell>
          <table:table-cell office:value-type="float" office:value="232100016" calcext:value-type="float">
            <text:p>232100016</text:p>
          </table:table-cell>
          <table:table-cell office:value-type="string" calcext:value-type="string">
            <text:p>BOURGOGNE FRANCHE COM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urgogne-Franche-Com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bourgogne franche comte</text:p>
          </table:table-cell>
          <table:table-cell office:value-type="string" calcext:value-type="string">
            <text:p>bourgogne</text:p>
          </table:table-cell>
          <table:table-cell office:value-type="float" office:value="232500017" calcext:value-type="float">
            <text:p>232500017</text:p>
          </table:table-cell>
          <table:table-cell office:value-type="string" calcext:value-type="string">
            <text:p>BOURGOGNE FRANCHE COMT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retag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retagne</text:p>
          </table:table-cell>
          <table:table-cell table:number-columns-repeated="2" office:value-type="string" calcext:value-type="string">
            <text:p>bretagne</text:p>
          </table:table-cell>
          <table:table-cell office:value-type="float" office:value="233500016" calcext:value-type="float">
            <text:p>233500016</text:p>
          </table:table-cell>
          <table:table-cell office:value-type="string" calcext:value-type="string">
            <text:p>BRETAG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e-Val de Loir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entre val de loire</text:p>
          </table:table-cell>
          <table:table-cell office:value-type="string" calcext:value-type="string">
            <text:p>centre</text:p>
          </table:table-cell>
          <table:table-cell office:value-type="float" office:value="234500023" calcext:value-type="float">
            <text:p>234500023</text:p>
          </table:table-cell>
          <table:table-cell office:value-type="string" calcext:value-type="string">
            <text:p>CENTRE VAL DE LOIR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champagne ardenne</text:p>
          </table:table-cell>
          <table:table-cell office:value-type="float" office:value="235700010" calcext:value-type="float">
            <text:p>235700010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champagne ardenne</text:p>
          </table:table-cell>
          <table:table-cell office:value-type="float" office:value="236700019" calcext:value-type="float">
            <text:p>236700019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champagne ardenne</text:p>
          </table:table-cell>
          <table:table-cell office:value-type="float" office:value="200052264" calcext:value-type="float">
            <text:p>200052264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champagne ardenne</text:p>
          </table:table-cell>
          <table:table-cell office:value-type="float" office:value="235100013" calcext:value-type="float">
            <text:p>235100013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rs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rse</text:p>
          </table:table-cell>
          <table:table-cell table:number-columns-repeated="2" office:value-type="string" calcext:value-type="string">
            <text:p>corse</text:p>
          </table:table-cell>
          <table:table-cell office:value-type="float" office:value="200076958" calcext:value-type="float">
            <text:p>200076958</text:p>
          </table:table-cell>
          <table:table-cell office:value-type="string" calcext:value-type="string">
            <text:p>COR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rs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rse</text:p>
          </table:table-cell>
          <table:table-cell table:number-columns-repeated="2" office:value-type="string" calcext:value-type="string">
            <text:p>corse</text:p>
          </table:table-cell>
          <table:table-cell office:value-type="float" office:value="232000018" calcext:value-type="float">
            <text:p>232000018</text:p>
          </table:table-cell>
          <table:table-cell office:value-type="string" calcext:value-type="string">
            <text:p>COR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urgogne-Franche-Comté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he-Comté</text:p>
          </table:table-cell>
          <table:table-cell office:value-type="string" calcext:value-type="string">
            <text:p>bourgogne franche comte</text:p>
          </table:table-cell>
          <table:table-cell office:value-type="string" calcext:value-type="string">
            <text:p>franche comte</text:p>
          </table:table-cell>
          <table:table-cell office:value-type="float" office:value="232500017" calcext:value-type="float">
            <text:p>232500017</text:p>
          </table:table-cell>
          <table:table-cell office:value-type="string" calcext:value-type="string">
            <text:p>BOURGOGNE FRANCHE COM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urgogne-Franche-Comté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he-Comté</text:p>
          </table:table-cell>
          <table:table-cell office:value-type="string" calcext:value-type="string">
            <text:p>bourgogne franche comte</text:p>
          </table:table-cell>
          <table:table-cell office:value-type="string" calcext:value-type="string">
            <text:p>franche comte</text:p>
          </table:table-cell>
          <table:table-cell office:value-type="float" office:value="200053726" calcext:value-type="float">
            <text:p>200053726</text:p>
          </table:table-cell>
          <table:table-cell office:value-type="string" calcext:value-type="string">
            <text:p>BOURGOGNE FRANCHE COM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urgogne-Franche-Comté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he-Comté</text:p>
          </table:table-cell>
          <table:table-cell office:value-type="string" calcext:value-type="string">
            <text:p>bourgogne franche comte</text:p>
          </table:table-cell>
          <table:table-cell office:value-type="string" calcext:value-type="string">
            <text:p>franche comte</text:p>
          </table:table-cell>
          <table:table-cell office:value-type="float" office:value="232100016" calcext:value-type="float">
            <text:p>232100016</text:p>
          </table:table-cell>
          <table:table-cell office:value-type="string" calcext:value-type="string">
            <text:p>BOURGOGNE FRANCHE COM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adelo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deloupe</text:p>
          </table:table-cell>
          <table:table-cell table:number-columns-repeated="2" office:value-type="string" calcext:value-type="string">
            <text:p>guadeloupe</text:p>
          </table:table-cell>
          <table:table-cell office:value-type="float" office:value="239710015" calcext:value-type="float">
            <text:p>239710015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y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yane</text:p>
          </table:table-cell>
          <table:table-cell table:number-columns-repeated="2" office:value-type="string" calcext:value-type="string">
            <text:p>guyane</text:p>
          </table:table-cell>
          <table:table-cell office:value-type="float" office:value="200052678" calcext:value-type="float">
            <text:p>200052678</text:p>
          </table:table-cell>
          <table:table-cell office:value-type="string" calcext:value-type="string">
            <text:p>GUYA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y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yane</text:p>
          </table:table-cell>
          <table:table-cell table:number-columns-repeated="2" office:value-type="string" calcext:value-type="string">
            <text:p>guyane</text:p>
          </table:table-cell>
          <table:table-cell office:value-type="float" office:value="239730013" calcext:value-type="float">
            <text:p>239730013</text:p>
          </table:table-cell>
          <table:table-cell office:value-type="string" calcext:value-type="string">
            <text:p>GUYAN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rmand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ute-Norma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haute normandie</text:p>
          </table:table-cell>
          <table:table-cell office:value-type="float" office:value="237600010" calcext:value-type="float">
            <text:p>237600010</text:p>
          </table:table-cell>
          <table:table-cell office:value-type="string" calcext:value-type="string">
            <text:p>NORMANDI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rmand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ute-Norma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haute normandie</text:p>
          </table:table-cell>
          <table:table-cell office:value-type="float" office:value="231400011" calcext:value-type="float">
            <text:p>231400011</text:p>
          </table:table-cell>
          <table:table-cell office:value-type="string" calcext:value-type="string">
            <text:p>NORMANDI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rmand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ute-Norma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haute normandie</text:p>
          </table:table-cell>
          <table:table-cell office:value-type="float" office:value="200053403" calcext:value-type="float">
            <text:p>200053403</text:p>
          </table:table-cell>
          <table:table-cell office:value-type="string" calcext:value-type="string">
            <text:p>NORMAND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le-de-Fran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le-de-France</text:p>
          </table:table-cell>
          <table:table-cell table:number-columns-repeated="2" office:value-type="string" calcext:value-type="string">
            <text:p>ile de france</text:p>
          </table:table-cell>
          <table:table-cell office:value-type="float" office:value="237500079" calcext:value-type="float">
            <text:p>237500079</text:p>
          </table:table-cell>
          <table:table-cell office:value-type="string" calcext:value-type="string">
            <text:p>ILE DE FRA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 Réun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Réunion</text:p>
          </table:table-cell>
          <table:table-cell table:number-columns-repeated="2" office:value-type="string" calcext:value-type="string">
            <text:p>la reunion</text:p>
          </table:table-cell>
          <table:table-cell office:value-type="float" office:value="239740012" calcext:value-type="float">
            <text:p>239740012</text:p>
          </table:table-cell>
          <table:table-cell office:value-type="string" calcext:value-type="string">
            <text:p>LA REUN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ccitani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languedoc roussillon</text:p>
          </table:table-cell>
          <table:table-cell office:value-type="float" office:value="233100015" calcext:value-type="float">
            <text:p>233100015</text:p>
          </table:table-cell>
          <table:table-cell office:value-type="string" calcext:value-type="string">
            <text:p>OCCITANI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ccitani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languedoc roussillon</text:p>
          </table:table-cell>
          <table:table-cell office:value-type="float" office:value="200053791" calcext:value-type="float">
            <text:p>200053791</text:p>
          </table:table-cell>
          <table:table-cell office:value-type="string" calcext:value-type="string">
            <text:p>OCCITANI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ccitani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languedoc roussillon</text:p>
          </table:table-cell>
          <table:table-cell office:value-type="float" office:value="233400019" calcext:value-type="float">
            <text:p>233400019</text:p>
          </table:table-cell>
          <table:table-cell office:value-type="string" calcext:value-type="string">
            <text:p>OCCITANI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limousin</text:p>
          </table:table-cell>
          <table:table-cell office:value-type="float" office:value="233300011" calcext:value-type="float">
            <text:p>233300011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limousin</text:p>
          </table:table-cell>
          <table:table-cell office:value-type="float" office:value="238600019" calcext:value-type="float">
            <text:p>238600019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limousin</text:p>
          </table:table-cell>
          <table:table-cell office:value-type="float" office:value="200053759" calcext:value-type="float">
            <text:p>200053759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limousin</text:p>
          </table:table-cell>
          <table:table-cell office:value-type="float" office:value="238708507" calcext:value-type="float">
            <text:p>238708507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lorraine</text:p>
          </table:table-cell>
          <table:table-cell office:value-type="float" office:value="235700010" calcext:value-type="float">
            <text:p>235700010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lorraine</text:p>
          </table:table-cell>
          <table:table-cell office:value-type="float" office:value="236700019" calcext:value-type="float">
            <text:p>236700019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lorraine</text:p>
          </table:table-cell>
          <table:table-cell office:value-type="float" office:value="235100013" calcext:value-type="float">
            <text:p>235100013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lorraine</text:p>
          </table:table-cell>
          <table:table-cell office:value-type="float" office:value="200052264" calcext:value-type="float">
            <text:p>200052264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ti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inique</text:p>
          </table:table-cell>
          <table:table-cell table:number-columns-repeated="2" office:value-type="string" calcext:value-type="string">
            <text:p>martinique</text:p>
          </table:table-cell>
          <table:table-cell office:value-type="float" office:value="239720014" calcext:value-type="float">
            <text:p>239720014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ti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inique</text:p>
          </table:table-cell>
          <table:table-cell table:number-columns-repeated="2" office:value-type="string" calcext:value-type="string">
            <text:p>martinique</text:p>
          </table:table-cell>
          <table:table-cell office:value-type="float" office:value="200055507" calcext:value-type="float">
            <text:p>200055507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ot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yotte</text:p>
          </table:table-cell>
          <table:table-cell table:number-columns-repeated="2" office:value-type="string" calcext:value-type="string">
            <text:p>mayotte</text:p>
          </table:table-cell>
          <table:table-cell/>
          <table:table-cell office:value-type="string" calcext:value-type="string">
            <text:p>MAYOTT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ccitani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midi pyrenees</text:p>
          </table:table-cell>
          <table:table-cell office:value-type="float" office:value="233100015" calcext:value-type="float">
            <text:p>233100015</text:p>
          </table:table-cell>
          <table:table-cell office:value-type="string" calcext:value-type="string">
            <text:p>OCCITANI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ccitani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midi pyrenees</text:p>
          </table:table-cell>
          <table:table-cell office:value-type="float" office:value="233400019" calcext:value-type="float">
            <text:p>233400019</text:p>
          </table:table-cell>
          <table:table-cell office:value-type="string" calcext:value-type="string">
            <text:p>OCCITANI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ccitani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midi pyrenees</text:p>
          </table:table-cell>
          <table:table-cell office:value-type="float" office:value="200053791" calcext:value-type="float">
            <text:p>200053791</text:p>
          </table:table-cell>
          <table:table-cell office:value-type="string" calcext:value-type="string">
            <text:p>OCCITANI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uts-de-Fran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hauts de france</text:p>
          </table:table-cell>
          <table:table-cell office:value-type="string" calcext:value-type="string">
            <text:p>nord pas de calais</text:p>
          </table:table-cell>
          <table:table-cell office:value-type="float" office:value="238000038" calcext:value-type="float">
            <text:p>238000038</text:p>
          </table:table-cell>
          <table:table-cell office:value-type="string" calcext:value-type="string">
            <text:p>HAUTS DE FRAN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uts-de-Fran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hauts de france</text:p>
          </table:table-cell>
          <table:table-cell office:value-type="string" calcext:value-type="string">
            <text:p>nord pas de calais</text:p>
          </table:table-cell>
          <table:table-cell office:value-type="float" office:value="235900016" calcext:value-type="float">
            <text:p>235900016</text:p>
          </table:table-cell>
          <table:table-cell office:value-type="string" calcext:value-type="string">
            <text:p>HAUTS DE FRAN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uts-de-Fran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hauts de france</text:p>
          </table:table-cell>
          <table:table-cell office:value-type="string" calcext:value-type="string">
            <text:p>nord pas de calais</text:p>
          </table:table-cell>
          <table:table-cell office:value-type="float" office:value="200053742" calcext:value-type="float">
            <text:p>200053742</text:p>
          </table:table-cell>
          <table:table-cell office:value-type="string" calcext:value-type="string">
            <text:p>HAUTS DE FRANC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table:number-columns-repeated="2" office:value-type="string" calcext:value-type="string">
            <text:p>pays de la loire</text:p>
          </table:table-cell>
          <table:table-cell office:value-type="float" office:value="234400034" calcext:value-type="float">
            <text:p>234400034</text:p>
          </table:table-cell>
          <table:table-cell office:value-type="string" calcext:value-type="string">
            <text:p>PAYS DE LA LOIR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uts-de-Fra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hauts de france</text:p>
          </table:table-cell>
          <table:table-cell office:value-type="string" calcext:value-type="string">
            <text:p>picardie</text:p>
          </table:table-cell>
          <table:table-cell office:value-type="float" office:value="200053742" calcext:value-type="float">
            <text:p>200053742</text:p>
          </table:table-cell>
          <table:table-cell office:value-type="string" calcext:value-type="string">
            <text:p>HAUTS DE FRAN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uts-de-Fra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hauts de france</text:p>
          </table:table-cell>
          <table:table-cell office:value-type="string" calcext:value-type="string">
            <text:p>picardie</text:p>
          </table:table-cell>
          <table:table-cell office:value-type="float" office:value="238000038" calcext:value-type="float">
            <text:p>238000038</text:p>
          </table:table-cell>
          <table:table-cell office:value-type="string" calcext:value-type="string">
            <text:p>HAUTS DE FRAN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uts-de-Fra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hauts de france</text:p>
          </table:table-cell>
          <table:table-cell office:value-type="string" calcext:value-type="string">
            <text:p>picardie</text:p>
          </table:table-cell>
          <table:table-cell office:value-type="float" office:value="235900016" calcext:value-type="float">
            <text:p>235900016</text:p>
          </table:table-cell>
          <table:table-cell office:value-type="string" calcext:value-type="string">
            <text:p>HAUTS DE FRANC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poitou charentes</text:p>
          </table:table-cell>
          <table:table-cell office:value-type="float" office:value="238600019" calcext:value-type="float">
            <text:p>238600019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poitou charentes</text:p>
          </table:table-cell>
          <table:table-cell office:value-type="float" office:value="233300011" calcext:value-type="float">
            <text:p>233300011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poitou charentes</text:p>
          </table:table-cell>
          <table:table-cell office:value-type="float" office:value="200053759" calcext:value-type="float">
            <text:p>200053759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poitou charentes</text:p>
          </table:table-cell>
          <table:table-cell office:value-type="float" office:value="238708507" calcext:value-type="float">
            <text:p>238708507</text:p>
          </table:table-cell>
          <table:table-cell office:value-type="string" calcext:value-type="string">
            <text:p>NOUVELLE AQUITAIN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vence-Alpes-Côte d'Azu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rovence-Alpes-Côte d'Azur</text:p>
          </table:table-cell>
          <table:table-cell table:number-columns-repeated="2" office:value-type="string" calcext:value-type="string">
            <text:p>provence alpes cote d'azur</text:p>
          </table:table-cell>
          <table:table-cell office:value-type="float" office:value="231300021" calcext:value-type="float">
            <text:p>231300021</text:p>
          </table:table-cell>
          <table:table-cell office:value-type="string" calcext:value-type="string">
            <text:p>PROVENCE ALPES COTE D AZU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uvergne-Rhône-Alp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uvergne rhone alpes</text:p>
          </table:table-cell>
          <table:table-cell office:value-type="string" calcext:value-type="string">
            <text:p>rhone alpes</text:p>
          </table:table-cell>
          <table:table-cell office:value-type="float" office:value="236300018" calcext:value-type="float">
            <text:p>236300018</text:p>
          </table:table-cell>
          <table:table-cell office:value-type="string" calcext:value-type="string">
            <text:p>AUVERGNE RHONE ALP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uvergne-Rhône-Alp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uvergne rhone alpes</text:p>
          </table:table-cell>
          <table:table-cell office:value-type="string" calcext:value-type="string">
            <text:p>rhone alpes</text:p>
          </table:table-cell>
          <table:table-cell office:value-type="float" office:value="236900015" calcext:value-type="float">
            <text:p>236900015</text:p>
          </table:table-cell>
          <table:table-cell office:value-type="string" calcext:value-type="string">
            <text:p>AUVERGNE RHONE ALP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uvergne-Rhône-Alp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uvergne rhone alpes</text:p>
          </table:table-cell>
          <table:table-cell office:value-type="string" calcext:value-type="string">
            <text:p>rhone alpes</text:p>
          </table:table-cell>
          <table:table-cell office:value-type="float" office:value="200053767" calcext:value-type="float">
            <text:p>200053767</text:p>
          </table:table-cell>
          <table:table-cell office:value-type="string" calcext:value-type="string">
            <text:p>AUVERGNE RHONE ALPES</text:p>
          </table:table-cell>
        </table:table-row>
      </table:table>
      <table:named-expressions/>
      <table:database-ranges>
        <table:database-range table:name="__Anonymous_Sheet_DB__0" table:target-range-address="'export_regions-brut'.A1:'export_regions-brut'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orrespondance.A1:correspondance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7-24T15:20:45.930610612</dc:date>
    <meta:editing-duration>PT22M44S</meta:editing-duration>
    <meta:editing-cycles>7</meta:editing-cycles>
    <meta:generator>LibreOffice/7.1.2.2$MacOSX_X86_64 LibreOffice_project/8a45595d069ef5570103caea1b71cc9d82b2aae4</meta:generator>
    <meta:document-statistic meta:table-count="3" meta:cell-count="733" meta:object-count="0"/>
  </office:meta>
</office:document-meta>
</file>